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Tuloslaskelma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391200" calcext:value-type="float">
            <text:p>1391200</text:p>
          </table:table-cell>
          <table:table-cell office:value-type="float" office:value="1360100" calcext:value-type="float">
            <text:p>1360100</text:p>
          </table:table-cell>
          <table:table-cell office:value-type="float" office:value="1389100" calcext:value-type="float">
            <text:p>1389100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1612400" calcext:value-type="float">
            <text:p>1612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080700" calcext:value-type="float">
            <text:p>-1080700</text:p>
          </table:table-cell>
          <table:table-cell office:value-type="float" office:value="-1064100" calcext:value-type="float">
            <text:p>-1064100</text:p>
          </table:table-cell>
          <table:table-cell office:value-type="float" office:value="-1080400" calcext:value-type="float">
            <text:p>-1080400</text:p>
          </table:table-cell>
          <table:table-cell office:value-type="float" office:value="-1135500" calcext:value-type="float">
            <text:p>-1135500</text:p>
          </table:table-cell>
          <table:table-cell office:value-type="float" office:value="-1197400" calcext:value-type="float">
            <text:p>-11974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310500" calcext:value-type="float">
            <text:p>3105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308700" calcext:value-type="float">
            <text:p>308700</text:p>
          </table:table-cell>
          <table:table-cell office:value-type="float" office:value="385500" calcext:value-type="float">
            <text:p>385500</text:p>
          </table:table-cell>
          <table:table-cell office:value-type="float" office:value="415000" calcext:value-type="float">
            <text:p>415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251800" calcext:value-type="float">
            <text:p>251800</text:p>
          </table:table-cell>
          <table:table-cell office:value-type="float" office:value="240700" calcext:value-type="float">
            <text:p>240700</text:p>
          </table:table-cell>
          <table:table-cell office:value-type="float" office:value="208400" calcext:value-type="float">
            <text:p>208400</text:p>
          </table:table-cell>
          <table:table-cell office:value-type="float" office:value="183800" calcext:value-type="float">
            <text:p>183800</text:p>
          </table:table-cell>
          <table:table-cell office:value-type="float" office:value="330900" calcext:value-type="float">
            <text:p>3309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1.56" calcext:value-type="float">
            <text:p>1,56</text:p>
          </table:table-cell>
          <table:table-cell office:value-type="float" office:value="1.38" calcext:value-type="float">
            <text:p>1,38</text:p>
          </table:table-cell>
          <table:table-cell office:value-type="float" office:value="2.51" calcext:value-type="float">
            <text:p>2,5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135911695" calcext:value-type="float">
            <text:p>135911695</text:p>
          </table:table-cell>
          <table:table-cell office:value-type="float" office:value="134691174" calcext:value-type="float">
            <text:p>134691174</text:p>
          </table:table-cell>
          <table:table-cell office:value-type="float" office:value="133470833" calcext:value-type="float">
            <text:p>133470833</text:p>
          </table:table-cell>
          <table:table-cell office:value-type="float" office:value="133287096" calcext:value-type="float">
            <text:p>133287096</text:p>
          </table:table-cell>
          <table:table-cell office:value-type="float" office:value="131957127" calcext:value-type="float">
            <text:p>131957127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689500" calcext:value-type="float">
            <text:p>689500</text:p>
          </table:table-cell>
          <table:table-cell office:value-type="float" office:value="600200" calcext:value-type="float">
            <text:p>600200</text:p>
          </table:table-cell>
          <table:table-cell office:value-type="float" office:value="615400" calcext:value-type="float">
            <text:p>615400</text:p>
          </table:table-cell>
          <table:table-cell office:value-type="float" office:value="798800" calcext:value-type="float">
            <text:p>798800</text:p>
          </table:table-cell>
          <table:table-cell office:value-type="float" office:value="810800" calcext:value-type="float">
            <text:p>8108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286200" calcext:value-type="float">
            <text:p>1286200</text:p>
          </table:table-cell>
          <table:table-cell office:value-type="float" office:value="1154600" calcext:value-type="float">
            <text:p>1154600</text:p>
          </table:table-cell>
          <table:table-cell office:value-type="float" office:value="1181600" calcext:value-type="float">
            <text:p>1181600</text:p>
          </table:table-cell>
          <table:table-cell office:value-type="float" office:value="1264100" calcext:value-type="float">
            <text:p>1264100</text:p>
          </table:table-cell>
          <table:table-cell office:value-type="float" office:value="1208900" calcext:value-type="float">
            <text:p>12089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975700" calcext:value-type="float">
            <text:p>1975700</text:p>
          </table:table-cell>
          <table:table-cell office:value-type="float" office:value="1754800" calcext:value-type="float">
            <text:p>1754800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2062900" calcext:value-type="float">
            <text:p>2062900</text:p>
          </table:table-cell>
          <table:table-cell office:value-type="float" office:value="2019600" calcext:value-type="float">
            <text:p>20196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458500" calcext:value-type="float">
            <text:p>1458500</text:p>
          </table:table-cell>
          <table:table-cell office:value-type="float" office:value="1241600" calcext:value-type="float">
            <text:p>1241600</text:p>
          </table:table-cell>
          <table:table-cell office:value-type="float" office:value="1208500" calcext:value-type="float">
            <text:p>1208500</text:p>
          </table:table-cell>
          <table:table-cell office:value-type="float" office:value="1392600" calcext:value-type="float">
            <text:p>1392600</text:p>
          </table:table-cell>
          <table:table-cell office:value-type="float" office:value="1436900" calcext:value-type="float">
            <text:p>14369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517200" calcext:value-type="float">
            <text:p>517200</text:p>
          </table:table-cell>
          <table:table-cell office:value-type="float" office:value="513200" calcext:value-type="float">
            <text:p>513200</text:p>
          </table:table-cell>
          <table:table-cell office:value-type="float" office:value="588500" calcext:value-type="float">
            <text:p>588500</text:p>
          </table:table-cell>
          <table:table-cell office:value-type="float" office:value="670300" calcext:value-type="float">
            <text:p>670300</text:p>
          </table:table-cell>
          <table:table-cell office:value-type="float" office:value="582700" calcext:value-type="float">
            <text:p>5827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975700" calcext:value-type="float">
            <text:p>1975700</text:p>
          </table:table-cell>
          <table:table-cell office:value-type="float" office:value="1754800" calcext:value-type="float">
            <text:p>1754800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2062900" calcext:value-type="float">
            <text:p>2062900</text:p>
          </table:table-cell>
          <table:table-cell office:value-type="float" office:value="2019600" calcext:value-type="float">
            <text:p>20196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23:47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1T22:24:00.084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